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0130" officeooo:paragraph-rsid="00180130"/>
    </style:style>
    <style:style style:name="P2" style:family="paragraph" style:parent-style-name="Standard">
      <style:text-properties officeooo:rsid="00187b1b" officeooo:paragraph-rsid="00187b1b"/>
    </style:style>
    <style:style style:name="P3" style:family="paragraph" style:parent-style-name="Standard">
      <style:text-properties officeooo:rsid="001d76e0" officeooo:paragraph-rsid="001d76e0"/>
    </style:style>
    <style:style style:name="P4" style:family="paragraph" style:parent-style-name="Standard">
      <style:text-properties officeooo:rsid="00236097" officeooo:paragraph-rsid="00236097"/>
    </style:style>
    <style:style style:name="T1" style:family="text">
      <style:text-properties officeooo:rsid="001937e4"/>
    </style:style>
    <style:style style:name="T2" style:family="text">
      <style:text-properties officeooo:rsid="001f68b7"/>
    </style:style>
    <style:style style:name="T3" style:family="text">
      <style:text-properties officeooo:rsid="0021bce1"/>
    </style:style>
    <style:style style:name="T4" style:family="text">
      <style:text-properties officeooo:rsid="002495eb"/>
    </style:style>
    <style:style style:name="T5" style:family="text">
      <style:text-properties officeooo:rsid="002655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tal Design 2 Project 1.</text:p>
      <text:p text:style-name="P1">Done By: Omar Nasr – 900120868.</text:p>
      <text:p text:style-name="P1">Instructor: Dr. Mohamed Shalan.</text:p>
      <text:p text:style-name="P1"/>
      <text:p text:style-name="P2">Description:</text:p>
      <text:p text:style-name="P2"><text:tab/>This project is to read a Gate-Level NetList, parse it, generate a structure that is ready to be drawn. <text:span text:style-name="T1">Through out research, I found 2 main ways to draw the circuit. First the naive way which is Topological Sort. The other more complex way is called Sugiyama Algorithm. The output of Sugiyama Algorithm is much better looking and no edge crossing, or rather minimized. However due to available implementation time and manpower, I was forced to use the Topological Sort approach. It was also intended to use a merge between Qt library and JointJS API to actually draw the circuit, but for the reasons stated above, only 2 data structures are generated. The first data structure defines the elements of the NetList and the connections between them. The second structure defines the minimum Level a gate or a component that can be placed. In another words, it gives each component in the NetList a Level/Lane index that it can be placed after that Level or on the same Level.</text:span></text:p>
      <text:p text:style-name="P2"/>
      <text:p text:style-name="P3">Assumptions and Limitations:</text:p>
      <text:p text:style-name="P3"><text:tab/><text:span text:style-name="T2">This approach have so many limitations. For example the number of edge crossing is not minimized. So wires between two levels most probably will cross over each other. As well, the parser does not support many gates. It supports only the following list of components: Input Wire, Output Wire, Normal Wire, Inverter, Nor, Xor, And. Moreover, busses are treated as multiple wires.</text:span></text:p>
      <text:p text:style-name="P3"><text:tab/><text:span text:style-name="T3">The parsing is not done very efficiently, however the second structure generator is as efficient as I can get. As well, the parser is the reason for not supporting many gates and many of the limitations. If improved it can support all the gates, busses, with minor modifications to the Topological Sort implementation. However, the Topological Sort implementation is the cause of edge crossing problem. So the approach need to be changed to minimize the edge crossing problem.</text:span></text:p>
      <text:p text:style-name="P3"/>
      <text:p text:style-name="P4">Topological Sort <text:span text:style-name="T4">Implementation Details</text:span>:</text:p>
      <text:p text:style-name="P4"><text:tab/><text:span text:style-name="T5">The Topological Sorting algorithm is a widely known graph algorithm. In this case I sorted the gates and component such the drivers always comes first. By counting the number of input wires for each gate or component it is possible to know initially list of components that are not depending on any other component (Most probably input wires). After that we re-count the in-degree (Number of input wires) excluding the previously stated list, thus generating a new list which is the second level. By repeating the previous two steps we will end up having a separation between NetList components according to lev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23:15:15.610933192</meta:creation-date>
    <dc:date>2015-03-22T23:34:27.108338401</dc:date>
    <meta:editing-duration>PT19M3S</meta:editing-duration>
    <meta:editing-cycles>19</meta:editing-cycles>
    <meta:generator>LibreOffice/4.3.3.2$Linux_X86_64 LibreOffice_project/430m0$Build-2</meta:generator>
    <meta:document-statistic meta:table-count="0" meta:image-count="0" meta:object-count="0" meta:page-count="1" meta:paragraph-count="10" meta:word-count="433" meta:character-count="2614" meta:non-whitespace-character-count="2186"/>
  </office:meta>
</office:document-meta>
</file>